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P1" style:family="paragraph" style:parent-style-name="Text_20_body">
      <style:text-properties style:font-name="Carlito"/>
    </style:style>
    <style:style style:name="P2" style:family="paragraph" style:parent-style-name="Text_20_body">
      <style:text-properties style:font-name="Carlito" officeooo:rsid="000238ae" officeooo:paragraph-rsid="000238ae"/>
    </style:style>
    <style:style style:name="P3" style:family="paragraph" style:parent-style-name="Text_20_body">
      <style:text-properties style:font-name="Carlito" officeooo:paragraph-rsid="000238ae"/>
    </style:style>
    <style:style style:name="P4" style:family="paragraph" style:parent-style-name="Text_20_body">
      <style:text-properties style:font-name="Carlito" fo:font-style="italic" officeooo:rsid="000238ae" officeooo:paragraph-rsid="0003b39e" style:font-style-asian="italic" style:font-style-complex="italic"/>
    </style:style>
    <style:style style:name="P5" style:family="paragraph" style:parent-style-name="Text_20_body">
      <style:text-properties style:font-name="Carlito" fo:font-style="italic" officeooo:rsid="000238ae" officeooo:paragraph-rsid="000238ae" style:font-style-asian="italic" style:font-style-complex="italic"/>
    </style:style>
    <style:style style:name="P6" style:family="paragraph" style:parent-style-name="Text_20_body">
      <style:text-properties style:font-name="Carlito" fo:font-style="normal" officeooo:rsid="000238ae" officeooo:paragraph-rsid="000238ae" style:font-style-asian="normal" style:font-style-complex="normal"/>
    </style:style>
    <style:style style:name="P7" style:family="paragraph" style:parent-style-name="Text_20_body">
      <style:text-properties style:font-name="Carlito" fo:font-style="normal" officeooo:rsid="0003b39e" officeooo:paragraph-rsid="0003b39e" style:font-style-asian="normal" style:font-style-complex="normal"/>
    </style:style>
    <style:style style:name="P8" style:family="paragraph" style:parent-style-name="Text_20_body">
      <style:paragraph-properties fo:text-align="start" style:justify-single-word="false"/>
      <style:text-properties style:font-name="Carlito" fo:font-style="normal" officeooo:rsid="0003b39e" officeooo:paragraph-rsid="0003b39e" style:font-style-asian="normal" style:font-style-complex="normal"/>
    </style:style>
    <style:style style:name="P9" style:family="paragraph" style:parent-style-name="Text_20_body">
      <style:text-properties style:font-name="Carlito" fo:font-style="normal" officeooo:rsid="00162ff7" officeooo:paragraph-rsid="00162ff7" style:font-style-asian="normal" style:font-style-complex="normal"/>
    </style:style>
    <style:style style:name="P10" style:family="paragraph" style:parent-style-name="Text_20_body">
      <style:text-properties style:font-name="Carlito" fo:font-style="normal" fo:font-weight="normal" officeooo:rsid="000aadbc" officeooo:paragraph-rsid="000aadbc" style:font-style-asian="normal" style:font-weight-asian="normal" style:font-style-complex="normal" style:font-weight-complex="normal"/>
    </style:style>
    <style:style style:name="P11" style:family="paragraph" style:parent-style-name="Text_20_body">
      <style:text-properties style:font-name="Carlito" fo:language="en" fo:country="US" officeooo:rsid="0003b39e" officeooo:paragraph-rsid="0003b39e"/>
    </style:style>
    <style:style style:name="P12" style:family="paragraph" style:parent-style-name="Text_20_body">
      <style:text-properties style:font-name="Carlito" fo:language="en" fo:country="US" fo:font-style="italic" officeooo:rsid="0003b39e" officeooo:paragraph-rsid="0003b39e" style:font-style-asian="italic" style:font-style-complex="italic"/>
    </style:style>
    <style:style style:name="P13" style:family="paragraph" style:parent-style-name="Text_20_body">
      <style:text-properties style:font-name="Carlito" officeooo:rsid="000556c7" officeooo:paragraph-rsid="000556c7"/>
    </style:style>
    <style:style style:name="P14" style:family="paragraph" style:parent-style-name="Text_20_body">
      <style:text-properties style:font-name="Carlito" officeooo:rsid="00098a9e" officeooo:paragraph-rsid="00098a9e"/>
    </style:style>
    <style:style style:name="P15" style:family="paragraph" style:parent-style-name="Text_20_body">
      <style:text-properties style:font-name="Carlito" officeooo:paragraph-rsid="000556c7"/>
    </style:style>
    <style:style style:name="P16" style:family="paragraph" style:parent-style-name="Text_20_body">
      <style:text-properties style:font-name="Carlito" officeooo:rsid="000bd742" officeooo:paragraph-rsid="000bd742"/>
    </style:style>
    <style:style style:name="P17" style:family="paragraph" style:parent-style-name="Text_20_body">
      <style:text-properties style:font-name="Carlito" fo:font-size="12pt" style:font-size-asian="12pt" style:font-size-complex="12pt"/>
    </style:style>
    <style:style style:name="P18" style:family="paragraph" style:parent-style-name="Text_20_body">
      <style:text-properties style:font-name="Carlito" fo:font-size="12pt" officeooo:rsid="000556c7" officeooo:paragraph-rsid="000556c7" style:font-size-asian="12pt" style:font-size-complex="12pt"/>
    </style:style>
    <style:style style:name="P19" style:family="paragraph" style:parent-style-name="Text_20_body">
      <style:paragraph-properties fo:text-align="center" style:justify-single-word="false"/>
      <style:text-properties style:font-name="Carlito" fo:font-size="12pt" officeooo:rsid="000556c7" officeooo:paragraph-rsid="000556c7" style:font-size-asian="12pt" style:font-size-complex="12pt"/>
    </style:style>
    <style:style style:name="P20" style:family="paragraph" style:parent-style-name="Text_20_body">
      <style:text-properties officeooo:paragraph-rsid="000aadbc"/>
    </style:style>
    <style:style style:name="P21" style:family="paragraph" style:parent-style-name="Table_20_Contents">
      <style:paragraph-properties fo:background-color="#c0c0c0">
        <style:background-image/>
      </style:paragraph-properties>
      <style:text-properties fo:color="#e6e6e6" style:font-name="Carlito" fo:font-size="10pt" officeooo:rsid="0003b39e" officeooo:paragraph-rsid="0003b39e" style:font-size-asian="8.75pt" style:font-size-complex="10pt"/>
    </style:style>
    <style:style style:name="P22" style:family="paragraph" style:parent-style-name="Table_20_Contents">
      <style:paragraph-properties fo:text-align="end" style:justify-single-word="false" fo:background-color="#c0c0c0">
        <style:background-image/>
      </style:paragraph-properties>
      <style:text-properties fo:color="#e6e6e6" style:font-name="Carlito" fo:font-size="10pt" officeooo:rsid="0003b39e" officeooo:paragraph-rsid="000556c7" style:font-size-asian="8.75pt" style:font-size-complex="10pt"/>
    </style:style>
    <style:style style:name="P23" style:family="paragraph" style:parent-style-name="Table_20_Contents">
      <style:paragraph-properties fo:background-color="#c0c0c0">
        <style:background-image/>
      </style:paragraph-properties>
      <style:text-properties fo:color="#000000" style:font-name="Carlito" officeooo:rsid="0003b39e" officeooo:paragraph-rsid="0003b39e"/>
    </style:style>
    <style:style style:name="P24" style:family="paragraph" style:parent-style-name="Title">
      <style:text-properties style:font-name="Carlito" officeooo:rsid="000238ae" officeooo:paragraph-rsid="000238ae"/>
    </style:style>
    <style:style style:name="P25" style:family="paragraph" style:parent-style-name="Title">
      <style:text-properties fo:font-size="12pt" style:font-size-asian="12pt" style:font-size-complex="12pt"/>
    </style:style>
    <style:style style:name="P26" style:family="paragraph" style:parent-style-name="Text_20_body" style:list-style-name="L1">
      <style:paragraph-properties fo:text-align="center" style:justify-single-word="false"/>
      <style:text-properties style:font-name="Carlito" fo:font-size="12pt" officeooo:rsid="000556c7" officeooo:paragraph-rsid="000556c7" style:font-size-asian="12pt" style:font-size-complex="12pt"/>
    </style:style>
    <style:style style:name="P27" style:family="paragraph" style:parent-style-name="Text_20_body" style:list-style-name="L2">
      <style:text-properties style:font-name="Carlito" officeooo:rsid="000a89ab" officeooo:paragraph-rsid="000a89ab"/>
    </style:style>
    <style:style style:name="P28" style:family="paragraph" style:parent-style-name="Text_20_body" style:list-style-name="L2">
      <style:text-properties style:font-name="Carlito" officeooo:rsid="000bd742" officeooo:paragraph-rsid="000bd742"/>
    </style:style>
    <style:style style:name="P29" style:family="paragraph" style:parent-style-name="Text_20_body" style:list-style-name="L3">
      <style:text-properties style:font-name="Carlito" officeooo:rsid="000bd742" officeooo:paragraph-rsid="000bd742"/>
    </style:style>
    <style:style style:name="P30" style:family="paragraph" style:parent-style-name="Text_20_body">
      <style:text-properties style:font-name="Carlito" fo:font-style="normal" fo:font-weight="normal" officeooo:rsid="0014c611" officeooo:paragraph-rsid="0011849b" style:font-style-asian="normal" style:font-weight-asian="normal" style:font-style-complex="normal" style:font-weight-complex="normal"/>
    </style:style>
    <style:style style:name="P31" style:family="paragraph" style:parent-style-name="Text_20_body">
      <style:text-properties style:font-name="Carlito" fo:font-style="normal" fo:font-weight="normal" officeooo:rsid="001c6b5e" officeooo:paragraph-rsid="001c6b5e" style:font-style-asian="normal" style:font-weight-asian="normal" style:font-style-complex="normal" style:font-weight-complex="normal"/>
    </style:style>
    <style:style style:name="P32" style:family="paragraph" style:parent-style-name="Text_20_body">
      <style:text-properties style:font-name="Carlito" officeooo:rsid="00098a9e" officeooo:paragraph-rsid="000bd742"/>
    </style:style>
    <style:style style:name="P33" style:family="paragraph" style:parent-style-name="Text_20_body">
      <style:text-properties style:font-name="Carlito" fo:font-weight="bold" officeooo:rsid="0011849b" officeooo:paragraph-rsid="0011849b" style:font-weight-asian="bold" style:font-weight-complex="bold"/>
    </style:style>
    <style:style style:name="P34" style:family="paragraph" style:parent-style-name="Text_20_body">
      <style:paragraph-properties fo:text-align="center" style:justify-single-word="false"/>
      <style:text-properties fo:color="#ff0000" style:font-name="Carlito" fo:font-style="normal" fo:font-weight="bold" officeooo:rsid="001c6b5e" officeooo:paragraph-rsid="001c6b5e" style:font-style-asian="normal" style:font-weight-asian="bold" style:font-style-complex="normal" style:font-weight-complex="bold"/>
    </style:style>
    <style:style style:name="P35" style:family="paragraph" style:parent-style-name="Heading_20_1">
      <style:text-properties style:font-name="Carlito" officeooo:rsid="000238ae" officeooo:paragraph-rsid="000238ae"/>
    </style:style>
    <style:style style:name="P36" style:family="paragraph" style:parent-style-name="Heading_20_1">
      <style:text-properties style:font-name="Carlito" officeooo:rsid="000556c7" officeooo:paragraph-rsid="000556c7"/>
    </style:style>
    <style:style style:name="P37" style:family="paragraph" style:parent-style-name="Heading_20_2">
      <style:text-properties style:font-name="Carlito"/>
    </style:style>
    <style:style style:name="P38" style:family="paragraph" style:parent-style-name="Heading_20_2">
      <style:text-properties style:font-name="Carlito" fo:font-style="normal" officeooo:rsid="000238ae" officeooo:paragraph-rsid="000238ae"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98a9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98a9e"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0238ae" style:font-style-asian="normal" style:font-style-complex="normal"/>
    </style:style>
    <style:style style:name="T7" style:family="text">
      <style:text-properties fo:font-style="normal" officeooo:rsid="000661be" style:font-style-asian="normal" style:font-style-complex="normal"/>
    </style:style>
    <style:style style:name="T8" style:family="text">
      <style:text-properties fo:font-style="normal" officeooo:rsid="0006613f" style:font-style-asian="normal" style:font-style-complex="normal"/>
    </style:style>
    <style:style style:name="T9" style:family="text">
      <style:text-properties fo:font-style="normal" officeooo:rsid="0014c611" style:font-style-asian="normal" style:font-style-complex="normal"/>
    </style:style>
    <style:style style:name="T10" style:family="text">
      <style:text-properties fo:font-style="normal" officeooo:rsid="00162ff7" style:font-style-asian="normal" style:font-style-complex="normal"/>
    </style:style>
    <style:style style:name="T11" style:family="text">
      <style:text-properties fo:font-style="normal" officeooo:rsid="00098a9e" style:font-style-asian="normal" style:font-style-complex="normal"/>
    </style:style>
    <style:style style:name="T12" style:family="text">
      <style:text-properties fo:font-style="normal" officeooo:rsid="00131af1"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098a9e" style:font-style-asian="normal" style:font-weight-asian="normal" style:font-style-complex="normal" style:font-weight-complex="normal"/>
    </style:style>
    <style:style style:name="T15" style:family="text">
      <style:text-properties officeooo:rsid="000556c7"/>
    </style:style>
    <style:style style:name="T16" style:family="text">
      <style:text-properties officeooo:rsid="0006613f"/>
    </style:style>
    <style:style style:name="T17" style:family="text">
      <style:text-properties officeooo:rsid="000661be"/>
    </style:style>
    <style:style style:name="T18" style:family="text">
      <style:text-properties officeooo:rsid="0007d149"/>
    </style:style>
    <style:style style:name="T19" style:family="text">
      <style:text-properties officeooo:rsid="00098a9e"/>
    </style:style>
    <style:style style:name="T20" style:family="text">
      <style:text-properties style:font-name="Carlito" fo:font-style="normal" fo:font-weight="normal" officeooo:rsid="000aadbc" style:font-style-asian="normal" style:font-weight-asian="normal" style:font-style-complex="normal" style:font-weight-complex="normal"/>
    </style:style>
    <style:style style:name="T21" style:family="text">
      <style:text-properties style:font-name="Carlito" fo:font-style="normal" fo:font-weight="normal" officeooo:rsid="000bd742" style:font-style-asian="normal" style:font-weight-asian="normal" style:font-style-complex="normal" style:font-weight-complex="normal"/>
    </style:style>
    <style:style style:name="T22" style:family="text">
      <style:text-properties style:font-name="Carlito" fo:font-style="normal" fo:font-weight="normal" officeooo:rsid="000dc451" style:font-style-asian="normal" style:font-weight-asian="normal" style:font-style-complex="normal" style:font-weight-complex="normal"/>
    </style:style>
    <style:style style:name="T23" style:family="text">
      <style:text-properties officeooo:rsid="00162ff7"/>
    </style:style>
    <style:style style:name="T24" style:family="text">
      <style:text-properties officeooo:rsid="001c6b5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Visualisation et analyse des données dans le Cloud/Cluster </text:p>
      <text:p text:style-name="P2"/>
      <text:h text:style-name="P35" text:outline-level="1">Quelques définitions : </text:h>
      <text:p text:style-name="P3"/>
      <text:h text:style-name="P37" text:outline-level="2">HDFS</text:h>
      <text:p text:style-name="P4">« Le HDFS est un système de fichiers distribué, extensible et portable développé par Hadoop »</text:p>
      <text:p text:style-name="P4"><text:s/>- Wikipedia</text:p>
      <text:p text:style-name="P5"><text:tab/></text:p>
      <text:p text:style-name="P2"><text:span text:style-name="T5"><text:tab/>Par « système de fichiers distribué </text:span><text:span text:style-name="T9">»</text:span><text:span text:style-name="T5"> on entend le fait qu'un </text:span><text:span text:style-name="T10">système de </text:span><text:span text:style-name="T5">fichier HDFS n'est pas composé d'une unique entité physique, en effet, le but du HDFS est de « partager » </text:span><text:span text:style-name="T10">le système de fichier</text:span><text:span text:style-name="T5"> en plusieurs </text:span><text:span text:style-name="T3">DataNode </text:span><text:span text:style-name="T5"><text:s/>pour pouvoir </text:span><text:span text:style-name="T7">exécuter</text:span><text:span text:style-name="T5"> un traitement avec plusieurs machine ( et donc décupler le temps de traitement... ).</text:span></text:p>
      <text:p text:style-name="P9">Un cluster HDFS est l'ensemble des machine qui hébergent le système de fichiers.</text:p>
      <text:p text:style-name="P9">( On a accès à un fichier se trouvant sur un HDFS de la même façon que si il était sur un disque dur )</text:p>
      <text:p text:style-name="P6"/>
      <text:h text:style-name="P38" text:outline-level="2">Spark</text:h>
      <text:p text:style-name="P11"><text:span text:style-name="T6">« </text:span><text:span text:style-name="T1">Apache Spark is an open-source in-memory data analytics cluster computing framework »</text:span></text:p>
      <text:p text:style-name="P12">-Wikipedia</text:p>
      <text:p text:style-name="P12"/>
      <text:p text:style-name="P7"><text:tab/>Ou en français, <text:span text:style-name="T17">S</text:span>park est un framework d'analyse de données en mémoire vive ( même si peut aussi faire de l'analyse sur disque ). À noter qu'un framework est tout simplement un ensemble de composants logiciel ( constante,fonctions, classe ), donc en une sorte de librairie, mais en mieu<text:span text:style-name="T17">x</text:span> ! </text:p>
      <text:p text:style-name="P7">Spark peut être utilisé avec 3 langages : JAVA, Python, et Scala.</text:p>
      <text:p text:style-name="P7"/>
      <table:table table:name="Table1" table:style-name="Table1">
        <table:table-column table:style-name="Table1.A"/>
        <table:table-row>
          <table:table-cell table:style-name="Table1.A1" office:value-type="string">
            <text:p text:style-name="P21"/>
            <text:p text:style-name="P23">Comment ça Spark fonctionne avec J<text:span text:style-name="T15">ava</text:span> ? <text:span text:style-name="T15">Pourquoi devrait-on apprendre le Scala alors qu'on connaît déjà le Java alors ? </text:span></text:p>
            <text:p text:style-name="P22">S<text:span text:style-name="T18">ite du Zéro S</text:span>tyle</text:p>
          </table:table-cell>
        </table:table-row>
      </table:table>
      <text:p text:style-name="P8">La raison pour laquelle il est pratique d'utiliser Scala est que ce langage peut être à la fois compilé et donc être utiliser avec un IDE, mais il peut aussi être utiliser en ligne de commande entant que langage interprété, ce qui lui donne une très grande souplesse ! <text:span text:style-name="T15">De plus Scala utilise la machine virtuelle Java, donc il est aussi portable ! Maintenant que nous avons définie ces quelques points, nous pouvons commencer à analyser le sujet.</text:span></text:p>
      <text:p text:style-name="P7"/>
      <text:p text:style-name="P25"><text:soft-page-break/></text:p>
      <text:p text:style-name="P25"/>
      <text:p text:style-name="P25"/>
      <text:p text:style-name="P25"/>
      <text:p text:style-name="P25"/>
      <text:p text:style-name="P25"/>
      <text:p text:style-name="P25">Analyse du sujet </text:p>
      <text:p text:style-name="P17"/>
      <text:p text:style-name="P19"><text:tab/>Dans le sujet qui nous a été envoyé, on peut voir 3 tâches bien définie :</text:p>
      <text:p text:style-name="P18"/>
      <text:list xml:id="list7293333425411123637" text:style-name="L1">
        <text:list-item>
          <text:p text:style-name="P26">La visualisation de ces données de manière interactive </text:p>
        </text:list-item>
        <text:list-item>
          <text:p text:style-name="P26">Le chargement de données massives sur le HDFS </text:p>
        </text:list-item>
        <text:list-item>
          <text:p text:style-name="P26">Le développement des IHM moderne et industrielle de demain </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36" text:outline-level="1"><text:soft-page-break/>Visualisation des données</text:h>
      <text:p text:style-name="P1"/>
      <text:p text:style-name="P1"><text:tab/><text:span text:style-name="T19">La visualisation des données d'une Big Data est complexe, en effet nous n'avons pas forcément le temps de <text:s/>regarder 50.000.000 de tuples pour se faire une idée sur une donnée précise.</text:span></text:p>
      <text:p text:style-name="P14">Pour cela, nous avons besoin de réaliser des statistiques, et pour que cela soit « <text:span text:style-name="T1">conviviale » </text:span><text:span text:style-name="T5">nous pouvons utiliser la librairie d3.js dont M.Lebbah a parlé. Cette librairie peux utiliser des documents de type .json comme entrée de donnée, ce qui est très intéressant vu que le </text:span><text:span text:style-name="T3">JavaScript Object Notation </text:span><text:span text:style-name="T13">fonctionne avec 55 langages de programmation, et je penses que vous l'avez vu <text:s/>venir, Scala en fait partie ;)</text:span></text:p>
      <text:p text:style-name="P10">Cette partie demande donc : </text:p>
      <text:p text:style-name="P20"><text:span text:style-name="T20">- Connaissance du javascript : </text:span><text:a xlink:type="simple" xlink:href="http://openclassrooms.com/courses/dynamisez-vos-sites-web-avec-javascript"><text:span text:style-name="T20">voir OpenClassroom</text:span></text:a></text:p>
      <text:p text:style-name="P20"><text:span text:style-name="T20">- Utilisation de la librairie d3.js : </text:span><text:a xlink:type="simple" xlink:href="http://d3js.org/"><text:span text:style-name="T21">Site officiel,</text:span></text:a><text:span text:style-name="T21"> </text:span><text:a xlink:type="simple" xlink:href="http://www.victoralexandre.fr/"><text:span text:style-name="T22">Tutoriel rapide</text:span></text:a></text:p>
      <text:h text:style-name="Heading_20_2" text:outline-level="2">Chargement des données</text:h>
      <text:p text:style-name="P15"><text:tab/></text:p>
      <text:p text:style-name="P15"><text:tab/><text:span text:style-name="T19">Le chargement des données sur le HDFS implique une utilisation de Scala et plus précisément des librairies Spark qui permettent le traitement </text:span><text:span text:style-name="T2">rapide</text:span><text:span text:style-name="T19"> des <text:s/>données. Nous auront plusieurs type de données :</text:span></text:p>
      <text:list xml:id="list1534204704522534472" text:style-name="L2">
        <text:list-item>
          <text:p text:style-name="P27">Les fichiers CSV : Des tableurs que l'ont peu ouvrir avec Excell</text:p>
        </text:list-item>
        <text:list-item>
          <text:p text:style-name="P28">Les fichiers RDF : Ce sont des fichiers représentant des graphes <text:span text:style-name="T23">(utilisable avec SPARQL)</text:span></text:p>
        </text:list-item>
        <text:list-item>
          <text:p text:style-name="P28">les fichier JSON : Encore nos <text:s/><text:span text:style-name="T4">JavaScript Object Notation </text:span><text:span text:style-name="T14"><text:s/>;)</text:span></text:p>
        </text:list-item>
      </text:list>
      <text:p text:style-name="P32"><text:span text:style-name="T13"><text:tab/></text:span></text:p>
      <text:p text:style-name="P33"><text:span text:style-name="T11">I</text:span><text:span text:style-name="T5">l reste un lien à faire entre La visualisation et le chargement des données, en effet après le chargement des données dans le HDFS, on peut faire une requête dans celui-ci grâce </text:span><text:span text:style-name="T12">à spark, mais dans le cas d'une </text:span><text:span text:style-name="T9">page web … il faudrait un outil capable de mettre à jours les données en fonction de ce que demande l'utilisateur.</text:span></text:p>
      <text:p text:style-name="P34">→ Question à poser le lundi 8 décembre</text:p>
      <text:p text:style-name="P30"/>
      <text:p text:style-name="P31">→ Quelles technologies peut on utiliser pour executer faire des requêtes sur le HDFS à partir de l'application web ?</text:p>
      <text:p text:style-name="P30">→<text:span text:style-name="T24"> Comment utiliser spark à travers l'application web ? </text:span></text:p>
      <text:p text:style-name="P30"/>
      <text:p text:style-name="P30"/>
      <text:p text:style-name="P30"/>
      <text:p text:style-name="P30"/>
      <text:p text:style-name="P30"/>
      <text:h text:style-name="P36" text:outline-level="1"><text:soft-page-break/>Développement de l'IHM</text:h>
      <text:p text:style-name="P1"/>
      <text:p text:style-name="P1"><text:tab/><text:span text:style-name="T16">Le développement de l'IHM est donc, comme vous l'aurez deviné le développement d'une page utilisant du HTML/CSS, du PHP, et diverse bibliothèque JavaScript de mise en forme. Cette tâche qui peut se dérouler indépendamment des 2 autres et ne </text:span><text:span text:style-name="T8">demande</text:span><text:span text:style-name="T16"> pas l'apprentissage de nouvelles technologies ( hormis le JavaScript ).<text:line-break/>L'utilisation de node.js ne sera pas tout de suite nécessaire car elle relève de l'intégration de l'application web sur le serveur, en revanche l'utilisation d'angluar.js permettra juste une facilitation de l'utilisation de JavaScript. </text:span></text:p>
      <text:p text:style-name="P16">Bien sure cette tâche ne demande pas seulement du code, il faudra aussi fournir un véritable travaille graphique. On peut donc décomposer cette tâche en 3 sous tâches : </text:p>
      <text:p text:style-name="P16"/>
      <text:list xml:id="list1566778347976084863" text:style-name="L3">
        <text:list-item>
          <text:p text:style-name="P29">Création d'une maquette du site web</text:p>
        </text:list-item>
        <text:list-item>
          <text:p text:style-name="P29">Conception du site web</text:p>
        </text:list-item>
        <text:list-item>
          <text:p text:style-name="P29">Développement du site Web en HTML/CSS</text:p>
        </text:list-item>
        <text:list-item>
          <text:p text:style-name="P29">Dynamisation du site web grâce à JavaScrip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le Gerin-Roze</meta:initial-creator>
    <meta:creation-date>2014-12-06T00:39:33.024244882</meta:creation-date>
    <dc:date>2014-12-07T14:08:11.080897556</dc:date>
    <dc:creator>Camille Gerin-Roze</dc:creator>
    <meta:editing-duration>PT14M50S</meta:editing-duration>
    <meta:editing-cycles>5</meta:editing-cycles>
    <meta:generator>LibreOffice/4.1.6.2$Linux_X86_64 LibreOffice_project/40ff705089295be5be0aae9b15123f687c05b0a</meta:generator>
    <meta:document-statistic meta:table-count="1" meta:image-count="0" meta:object-count="0" meta:page-count="4" meta:paragraph-count="46" meta:word-count="792" meta:character-count="4641" meta:non-whitespace-character-count="3874"/>
  </office:meta>
</office:document-meta>
</file>